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HARP 10-80</text:p>
          </table:table-cell>
          <table:table-cell office:value-type="string">
            <text:p>Fond Noir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84">
            <text:p>3,084</text:p>
          </table:table-cell>
          <table:table-cell>
            <draw:frame table:end-cell-address="Feuille1.J22" table:end-x="1.113cm" table:end-y="0.08cm" draw:z-index="0" draw:style-name="gr1" svg:width="16.001cm" svg:height="8.995cm" svg:x="0.919cm" svg:y="0.133cm">
              <draw:object draw:notify-on-update-of-ranges="Feuille1.A2:Feuille1.A2 Feuille1.A3:Feuille1.A29 Feuille1.B2:Feuille1.B2 Feuille1.B3:Feuille1.B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124">
            <text:p>3,12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046">
            <text:p>3,04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778">
            <text:p>2,77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13">
            <text:p>2,5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16">
            <text:p>2,31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083">
            <text:p>2,08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937">
            <text:p>1,93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776">
            <text:p>1,77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564">
            <text:p>1,56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407">
            <text:p>1,40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255">
            <text:p>1,25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136">
            <text:p>1,13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02">
            <text:p>1,0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25">
            <text:p>0,92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826">
            <text:p>0,82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39">
            <text:p>0,3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9">
            <text:p>0,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3">
            <text:p>0,2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4">
            <text:p>0,1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7">
            <text:p>0,00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26">
            <text:p>0,02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25">
            <text:p>0,025</text:p>
          </table:table-cell>
          <table:table-cell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27/09/2012</text:date>, <text:time>15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7T15:32:11.03</meta:creation-date>
    <dc:date>2012-09-27T15:38:43.26</dc:date>
    <meta:editing-duration>PT6M37S</meta:editing-duration>
    <meta:editing-cycles>4</meta:editing-cycles>
    <meta:generator>LibreOffice/3.3$Win32 LibreOffice_project/330m19$Build-301</meta:generator>
    <meta:document-statistic meta:table-count="3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scatter" chart:style-name="ch1">
        <chart:legend chart:legend-position="end" svg:x="14.955cm" svg:y="4.19cm" chart:style-name="ch2"/>
        <chart:plot-area chart:style-name="ch3" table:cell-range-address="Feuille1.A2:Feuille1.B29" chart:data-source-has-labels="row" svg:x="1.548cm" svg:y="0.933cm" svg:width="13.541cm" svg:height="7.538cm">
          <chartooo:coordinate-region svg:x="2.275cm" svg:y="1.145cm" svg:width="12.628cm" svg:height="6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29" chart:label-cell-address="Feuille1.B2:Feuille1.B2" chart:class="chart:scatter">
            <chart:domain table:cell-range-address="Feuille1.A3:Feuille1.A29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euille1.A3:Feuille1.A29</svg:desc>
                </draw:g>
              </table:table-cell>
              <table:table-cell office:value-type="float" office:value="3.084">
                <text:p>3.084</text:p>
                <draw:g>
                  <svg:desc>Feuille1.B3:Feuille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046">
                <text:p>3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.778">
                <text:p>2.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.083">
                <text:p>2.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.937">
                <text:p>1.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.564">
                <text:p>1.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.407">
                <text:p>1.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.255">
                <text:p>1.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">
                <text:p>4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